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ntium Basic" svg:font-family="'Gentium Basic'"/>
    <style:font-face style:name="Lato" svg:font-family="Lato, sans-serif"/>
    <style:font-face style:name="Rabiohead" svg:font-family="Rabiohead"/>
    <style:font-face style:name="Lucida Sans1" svg:font-family="'Lucida Sans'" style:font-family-generic="swiss"/>
    <style:font-face style:name="Segoe UI" svg:font-family="'Segoe UI'"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_20_Spacing">
      <style:text-properties style:font-name="Times New Roman"/>
    </style:style>
    <style:style style:name="P2" style:family="paragraph" style:parent-style-name="No_20_Spacing">
      <style:paragraph-properties fo:text-align="start" style:justify-single-word="false"/>
      <style:text-properties style:font-name="Times New Roman"/>
    </style:style>
    <style:style style:name="P3" style:family="paragraph" style:parent-style-name="No_20_Spacing">
      <style:paragraph-properties fo:margin-left="0cm" fo:margin-right="0cm" fo:text-align="start" style:justify-single-word="false" fo:orphans="2" fo:widows="2" fo:text-indent="0cm" style:auto-text-indent="false"/>
    </style:style>
    <style:style style:name="P4" style:family="paragraph" style:parent-style-name="Text_20_body">
      <style:paragraph-properties fo:margin-left="0cm" fo:margin-right="0cm" fo:margin-top="0cm" fo:margin-bottom="0cm" fo:line-height="150%" fo:text-align="start" style:justify-single-word="false" fo:orphans="2" fo:widows="2" fo:text-indent="0cm" style:auto-text-indent="false" fo:padding="0cm" fo:border="none"/>
      <style:text-properties fo:font-variant="normal" fo:text-transform="none" fo:color="#333333" style:font-name="Times New Roman" fo:font-size="12pt" fo:letter-spacing="normal" fo:font-style="normal" fo:font-weight="normal"/>
    </style:style>
    <style:style style:name="P5" style:family="paragraph" style:parent-style-name="Text_20_body">
      <style:paragraph-properties fo:margin-left="0cm" fo:margin-right="0cm" fo:margin-top="0cm" fo:margin-bottom="0.529cm" style:line-height-at-least="0.476cm" fo:orphans="2" fo:widows="2" fo:text-indent="0cm" style:auto-text-indent="false" fo:background-color="#ffffff" fo:padding="0cm" fo:border="none">
        <style:background-image/>
      </style:paragraph-properties>
      <style:text-properties fo:font-variant="normal" fo:text-transform="none" fo:color="#333333" style:font-name="Times New Roman" fo:font-size="12pt" fo:letter-spacing="normal" fo:font-style="normal" fo:font-weight="normal"/>
    </style:style>
    <style:style style:name="P6" style:family="paragraph" style:parent-style-name="Text">
      <style:text-properties style:text-underline-style="solid" style:text-underline-width="auto" style:text-underline-color="font-color" fo:font-weight="bold" style:font-weight-asian="bold" style:font-weight-complex="bold"/>
    </style:style>
    <style:style style:name="T1" style:family="text">
      <style:text-properties fo:font-variant="normal" fo:text-transform="none" fo:color="#333333" style:font-name="Gentium Basic" fo:font-size="12pt" fo:letter-spacing="normal" fo:font-style="normal" fo:font-weight="normal"/>
    </style:style>
    <style:style style:name="T2" style:family="text">
      <style:text-properties fo:font-variant="normal" fo:text-transform="none" fo:color="#00cccc" style:font-name="Times New Roman" fo:font-size="16pt" fo:letter-spacing="normal" fo:font-style="normal" fo:font-weight="bold" style:font-size-asian="16pt" style:font-size-complex="16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anté du sphynx</text:p>
      <text:p text:style-name="P5">Afin de pallier son manque de poils, la peau du chat Sphynx est plus épaisse que celle des autres races de chats. De plus, on retrouve sous sa peau une généreuse couche de graisse qui le garde au chaud. Bien qu'épaisse, sa peau laisse souvent transparaître ses veine palpitantes. La peau du chat Sphynx respire, se salit, bronze et réagit comme la peau humaine. Ainsi, en été, il transpire pour évacuer la chaleur et peut attraper des coups de soleil.</text:p>
      <text:p text:style-name="P5">*L'absence de fourrure chez le chat Sphynx ne représente en aucun cas une tare génétique ou une maladie. Ce phénomène, qu'on appelle alopécie héréditaire, est dû à un gène qui a muté spontanément et de manière naturelle, et non à une manipulation génétique ou à un problème de santé.</text:p>
      <text:p text:style-name="P1"/>
      <text:p text:style-name="No_20_Spacing"/>
      <text:p text:style-name="No_20_Spacing">Au niveau des maladies à surveiller, la cardiomyopathie hypertrophique féline (hcm) est la principale chez le sphynx , comme pour 70% des chats de race.</text:p>
      <text:p text:style-name="No_20_Spacing">Contrairement aux légendes urbaines , l'HCM n'est pas l'apanage du sphynx .</text:p>
      <text:p text:style-name="No_20_Spacing">De ce fait, nous effectuons un suivi échographique tout particulier de nos reproducteurs que nous nous emmenons au CHU auprès du Dr Merveille (imminent cardiologue) et tout nos chats et nos chatons sont suivis par notre vétérinaire <text:bookmark text:name="_GoBack"/><text:s/>efficace et réactive le <text:s/>Dr Pascale DICKENSCHEID.</text:p>
      <text:h text:style-name="Heading_20_2" text:outline-level="2"><text:span text:style-name="T2">Qu'est-ce que c'est?</text:span></text:h>
      <text:p text:style-name="P4">La Cardiomyopathie Hypertrophique est caractérisée par un épaississement plus ou moins important de certaines parois du muscle cardiaque, appelé hypertrophie. La distribution de cet épaississement est variable d'un chat à l'autre. Cette hypertrophie touche principalement le septum interventriculaire (paroi entre le ventricule droit et le ventricule gauche) et la paroi postérieure libre du ventricule (paroi externe du ventricule gauche), l’hypertrophie du côté droit n’est que très rarement rencontrée. <text:line-break/>Les muscles papillaires peuvent également être hypertrophiés.</text:p>
      <text:p text:style-name="P2"/>
      <text:p text:style-name="No_20_Spacing"><draw:frame draw:style-name="fr1" draw:name="images1" text:anchor-type="as-char" svg:width="10.716cm" svg:height="7.832cm" draw:z-index="0"><draw:image xlink:href="http://moheerasphynx.weebly.com/uploads/7/5/6/6/7566513/48952_orig.jpg" xlink:type="simple" xlink:show="embed" xlink:actuate="onLoad"/></draw:frame> </text:p>
      <text:p text:style-name="P3"><text:soft-page-break/><text:span text:style-name="T1">La CMH est la conséquence de la survenue d'anomalies sur les chromosomes responsables de la fabrication des différentes protéines constituant le muscle cardiaque. </text:span><text:line-break/><text:span text:style-name="T1">Sa transmission reste très difficile à anticiper pour les éleveurs car le gène responsable de la maladie est dominant à pénétrance incomplète. ''Dominant'' c'est à dire que si l'un des deux parents est porteur du gène malade alors il le transmettra à sa descendance MAIS (c'est là que cela devient assez complexe) ''à pénétrance incomplète'' signifie que le chat peut être porteur sans déclarer la maladie mais pourra le transmettre à sa descendance donc la transmission peu sauter une ou plusieurs génération(s).</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ntium Basic" svg:font-family="'Gentium Basic'"/>
    <style:font-face style:name="Lato" svg:font-family="Lato, sans-serif"/>
    <style:font-face style:name="Rabiohead" svg:font-family="Rabiohead"/>
    <style:font-face style:name="Lucida Sans1" svg:font-family="'Lucida Sans'" style:font-family-generic="swiss"/>
    <style:font-face style:name="Segoe UI" svg:font-family="'Segoe UI'"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nnifer derison</meta:initial-creator>
    <meta:creation-date>2018-12-04T03:40:34.38</meta:creation-date>
    <dc:date>2018-12-06T23:50:27.47</dc:date>
    <dc:creator>jennifer derison</dc:creator>
    <meta:editing-duration>PT9M8S</meta:editing-duration>
    <meta:editing-cycles>4</meta:editing-cycles>
    <meta:generator>OpenOffice/4.1.5$Win32 OpenOffice.org_project/415m1$Build-9789</meta:generator>
    <meta:document-statistic meta:table-count="0" meta:image-count="1" meta:object-count="0" meta:page-count="2" meta:paragraph-count="10" meta:word-count="396" meta:character-count="2526"/>
  </office:meta>
</office:document-meta>
</file>